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4.6903in" fo:margin-left="0in" fo:margin-top="0in" fo:margin-bottom="0in" table:align="left" style:writing-mode="page"/>
    </style:style>
    <style:style style:name="Table1.A" style:family="table-column">
      <style:table-column-properties style:column-width="4.6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0.0667in" fo:margin-left="0in" fo:margin-top="0in" fo:margin-bottom="0in" table:align="left" style:writing-mode="page"/>
    </style:style>
    <style:style style:name="Table2.A" style:family="table-column">
      <style:table-column-properties style:column-width="0.0667in"/>
    </style:style>
    <style:style style:name="Table2.1" style:family="table-row">
      <style:table-row-properties style:row-height="0in"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4.6903in" fo:margin-left="0in" fo:margin-top="0in" fo:margin-bottom="0in" table:align="left" style:writing-mode="page"/>
    </style:style>
    <style:style style:name="Table3.A" style:family="table-column">
      <style:table-column-properties style:column-width="4.6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0.0667in" fo:margin-left="0in" fo:margin-top="0in" fo:margin-bottom="0in" table:align="left" style:writing-mode="page"/>
    </style:style>
    <style:style style:name="Table4.A" style:family="table-column">
      <style:table-column-properties style:column-width="0.0667in"/>
    </style:style>
    <style:style style:name="Table4.1" style:family="table-row">
      <style:table-row-properties style:row-height="0in" fo:keep-together="auto"/>
    </style:style>
    <style:style style:name="Table4.A1" style:family="table-cell">
      <style:table-cell-properties style:vertical-align="middle" fo:padding="0.0104in" fo:border="none"/>
    </style:style>
    <style:style style:name="Table5" style:family="table">
      <style:table-properties style:width="5.8986in" fo:margin-left="0.0035in" fo:margin-top="0in" fo:margin-bottom="0in" table:align="left" style:writing-mode="lr-tb"/>
    </style:style>
    <style:style style:name="Table5.A" style:family="table-column">
      <style:table-column-properties style:column-width="1.2in"/>
    </style:style>
    <style:style style:name="Table5.B" style:family="table-column">
      <style:table-column-properties style:column-width="4.697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5b9bd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4.6903in" fo:margin-left="0in" fo:margin-top="0in" fo:margin-bottom="0in" table:align="left" style:writing-mode="page"/>
    </style:style>
    <style:style style:name="Table1.A" style:family="table-column">
      <style:table-column-properties style:column-width="4.6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0.0667in" fo:margin-left="0in" fo:margin-top="0in" fo:margin-bottom="0in" table:align="left" style:writing-mode="page"/>
    </style:style>
    <style:style style:name="Table2.A" style:family="table-column">
      <style:table-column-properties style:column-width="0.0667in"/>
    </style:style>
    <style:style style:name="Table2.1" style:family="table-row">
      <style:table-row-properties style:row-height="0in"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4.6903in" fo:margin-left="0in" fo:margin-top="0in" fo:margin-bottom="0in" table:align="left" style:writing-mode="page"/>
    </style:style>
    <style:style style:name="Table3.A" style:family="table-column">
      <style:table-column-properties style:column-width="4.6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0.0667in" fo:margin-left="0in" fo:margin-top="0in" fo:margin-bottom="0in" table:align="left" style:writing-mode="page"/>
    </style:style>
    <style:style style:name="Table4.A" style:family="table-column">
      <style:table-column-properties style:column-width="0.0667in"/>
    </style:style>
    <style:style style:name="Table4.1" style:family="table-row">
      <style:table-row-properties style:row-height="0in" fo:keep-together="auto"/>
    </style:style>
    <style:style style:name="Table4.A1" style:family="table-cell">
      <style:table-cell-properties style:vertical-align="middle" fo:padding="0.0104in" fo:border="none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DO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size="12pt" fo:language="es" fo:country="DO" style:letter-kerning="false" style:font-name-asian="Calibri1" style:font-size-asian="12pt" style:language-asian="en" style:country-asian="US" style:font-name-complex="Arial2" style:font-size-complex="12pt" style:language-complex="ar" style:country-complex="SA"/>
    </style:style>
    <style:style style:name="P3" style:family="paragraph" style:parent-style-name="Heading_20_2">
      <style:paragraph-properties fo:margin-top="0in" fo:margin-bottom="0.1945in" style:contextual-spacing="false"/>
    </style:style>
    <style:style style:name="P4" style:family="paragraph" style:parent-style-name="Heading_20_3">
      <style:paragraph-properties fo:margin-top="0.1945in" fo:margin-bottom="0.1945in" style:contextual-spacing="false"/>
    </style:style>
    <style:style style:name="P5" style:family="paragraph" style:parent-style-name="Normal_20__28_Web_29_">
      <style:paragraph-properties fo:margin-top="0.1945in" fo:margin-bottom="0.1945in" style:contextual-spacing="false"/>
    </style:style>
    <style:style style:name="P6" style:family="paragraph" style:parent-style-name="Normal_20__28_Web_29_">
      <style:paragraph-properties fo:margin-top="0in" fo:margin-bottom="0.1945in" style:contextual-spacing="false" fo:break-before="page"/>
    </style:style>
    <style:style style:name="P7" style:family="paragraph" style:parent-style-name="Standard" style:list-style-name="WWNum1">
      <style:paragraph-properties fo:margin-top="0.1945in" fo:margin-bottom="0in" style:contextual-spacing="false" fo:line-height="100%"/>
    </style:style>
    <style:style style:name="P8" style:family="paragraph" style:parent-style-name="Standard" style:list-style-name="WWNum1">
      <style:paragraph-properties fo:margin-top="0in" fo:margin-bottom="0.1945in" style:contextual-spacing="false" fo:line-height="100%"/>
    </style:style>
    <style:style style:name="P9" style:family="paragraph" style:parent-style-name="Standard" style:list-style-name="WWNum1">
      <style:paragraph-properties fo:margin-top="0in" fo:margin-bottom="0in" style:contextual-spacing="false" fo:line-height="100%"/>
    </style:style>
    <style:style style:name="P10" style:family="paragraph" style:parent-style-name="Standard">
      <style:paragraph-properties fo:margin-top="0.1945in" fo:margin-bottom="0.1945in" style:contextual-spacing="false" fo:line-height="100%"/>
    </style:style>
    <style:style style:name="P11" style:family="paragraph" style:parent-style-name="Standard">
      <style:paragraph-properties fo:margin-top="0in" fo:margin-bottom="0in" style:contextual-spacing="false" fo:line-height="100%"/>
    </style:style>
    <style:style style:name="P12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13" style:family="paragraph" style:parent-style-name="Standard">
      <style:text-properties style:font-name="Arial" fo:font-size="12pt" style:font-name-asian="Times New Roman1" style:font-size-asian="12pt" style:language-asian="es" style:country-asian="DO" style:font-name-complex="Arial2" style:font-size-complex="12pt" text:display="none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2pt" style:font-name-asian="Times New Roman1" style:font-size-asian="12pt" style:language-asian="es" style:country-asian="DO" style:font-name-complex="Arial2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DO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2" style:family="text">
      <style:text-properties style:font-name="Arial" fo:font-size="12pt" style:font-size-asian="12pt" style:font-name-complex="Arial2" style:font-size-complex="12pt"/>
    </style:style>
    <style:style style:name="T3" style:family="text">
      <style:text-properties style:font-name="Arial" fo:font-size="12pt" style:font-name-asian="Times New Roman1" style:font-size-asian="12pt" style:language-asian="es" style:country-asian="DO" style:font-name-complex="Arial2" style:font-size-complex="12pt"/>
    </style:style>
    <style:style style:name="T4" style:family="text">
      <style:text-properties style:font-name="Arial" fo:font-size="12pt" style:font-name-asian="Times New Roman1" style:font-size-asian="12pt" style:language-asian="es" style:country-asian="DO" style:font-name-complex="Arial2" style:font-size-complex="12pt" text:display="none"/>
    </style:style>
    <style:style style:name="T5" style:family="text">
      <style:text-properties style:font-name="Arial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 loext:marker-style-name="T2"><text:span text:style-name="Strong_20_Emphasis"><text:span text:style-name="T1">Mitigación de la Dependencia en Servicios Externos: Un Desafío Contemporáneo en Privacidad y Soberanía Tecnológica</text:span></text:span><text:span text:style-name="T1"/></text:h>
      <text:h text:style-name="P4" text:outline-level="3" loext:marker-style-name="T2"><text:span text:style-name="Strong_20_Emphasis"><text:span text:style-name="T1">Planteamiento del Problema</text:span></text:span><text:span text:style-name="T1"/></text:h>
      <text:p text:style-name="P5" loext:marker-style-name="T5"><text:span text:style-name="T5">En la actualidad, muchas empresas y organismos gubernamentales dependen de servicios tecnológicos de terceros, especialmente aquellos que ofrecen soluciones "gratuitas" en la nube. Esta dependencia es atractiva por su facilidad de implementación, mantenimiento simplificado y escalabilidad inmediata. Sin embargo, confiar en estas plataformas externas implica riesgos importantes, como:</text:span><text:span text:style-name="T5"/></text:p>
      <text:list text:style-name="WWNum1">
        <text:list-item>
          <text:p text:style-name="P7" loext:marker-style-name="T2"><text:span text:style-name="Strong_20_Emphasis"><text:span text:style-name="T2">Falta de control sobre los datos</text:span></text:span><text:span text:style-name="T2">: La centralización del almacenamiento y procesamiento de la información en servidores externos expone a las organizaciones a vulnerabilidades.</text:span></text:p>
        </text:list-item>
        <text:list-item>
          <text:p text:style-name="P9" loext:marker-style-name="T2"><text:span text:style-name="Strong_20_Emphasis"><text:span text:style-name="T2">Privacidad y seguridad comprometidas</text:span></text:span><text:span text:style-name="T2">: Muchas plataformas tienen políticas de uso ambiguas que pueden permitir accesos no autorizados o compartir datos con terceros.</text:span></text:p>
        </text:list-item>
        <text:list-item>
          <text:p text:style-name="P9" loext:marker-style-name="T2"><text:span text:style-name="Strong_20_Emphasis"><text:span text:style-name="T2">Riesgos de cumplimiento normativo</text:span></text:span><text:span text:style-name="T2">: Las empresas pueden enfrentar problemas legales si los proveedores de servicios no cumplen con regulaciones de protección de datos.</text:span></text:p>
        </text:list-item>
        <text:list-item>
          <text:p text:style-name="P8" loext:marker-style-name="T2"><text:span text:style-name="Strong_20_Emphasis"><text:span text:style-name="T2">Interrupciones y dependencia tecnológica</text:span></text:span><text:span text:style-name="T2">: En caso de fallos o restricciones impuestas por los proveedores, las operaciones de la empresa pueden verse afectadas significativamente.</text:span></text:p>
        </text:list-item>
      </text:list>
      <text:h text:style-name="P4" text:outline-level="3" loext:marker-style-name="T2"><text:span text:style-name="Strong_20_Emphasis"><text:span text:style-name="T1">Objetivo del Estudio</text:span></text:span><text:span text:style-name="T1"/></text:h>
      <text:p text:style-name="P5" loext:marker-style-name="T5"><text:span text:style-name="T5">Este estudio busca analizar los riesgos asociados a la dependencia de servicios externos y proponer estrategias para adoptar infraestructuras </text:span><text:span text:style-name="Strong_20_Emphasis"><text:span text:style-name="T5">autogestionadas</text:span></text:span><text:span text:style-name="T5"> como alternativa viable y sostenible. Se estudiará el impacto económico y operativo de esta transición, así como los desafíos técnicos y organizacionales que implica su implementación.</text:span></text:p>
      <text:p text:style-name="P5" loext:marker-style-name="T5"><text:span text:style-name="T5">Mediante un </text:span><text:span text:style-name="Strong_20_Emphasis"><text:span text:style-name="T5">análisis comparativo</text:span></text:span><text:span text:style-name="T5">, se evaluará un caso de éxito en </text:span><text:span text:style-name="Strong_20_Emphasis"><text:span text:style-name="T5">pequeñas y medianas empresas (PyMEs)</text:span></text:span><text:span text:style-name="T5">, que suelen enfrentar mayores limitaciones de recursos, con el fin de demostrar cómo es posible reducir la dependencia de terceros sin comprometer la eficiencia operativa. Además, se presentarán </text:span><text:span text:style-name="Strong_20_Emphasis"><text:span text:style-name="T5">modelos de mitigación</text:span></text:span><text:span text:style-name="T5"> que optimicen la relación </text:span><text:span text:style-name="Strong_20_Emphasis"><text:span text:style-name="T5">costo-beneficio</text:span></text:span><text:span text:style-name="T5"> en distintos escenarios.</text:span></text:p>
      <text:p text:style-name="P12" loext:marker-style-name="T2"/>
      <text:p text:style-name="P6" loext:marker-style-name="T5"><text:span text:style-name="T5">Explicación: En la actualidad, muchas empresas dependen de servicios tecnológicos externos para almacenar y procesar datos, lo cual es conveniente, pero implica riesgos como pérdida de control sobre la información, vulnerabilidades de seguridad y posibles incumplimientos legales.</text:span><text:span text:style-name="T5"/></text:p>
      <text:p text:style-name="P10" loext:marker-style-name="T3"><text:span text:style-name="T3">Este estudio busca analizar estos riesgos y proponer soluciones que permitan a las empresas, especialmente a las PyMEs, gestionar su propia infraestructura tecnológica de manera segura, sostenible y rentable. Se estudiará un caso práctico y se explorarán modelos de mitigación que optimicen costos y minimicen dependencias.</text:span><text:span text:style-name="T3"/></text:p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 loext:marker-style-name="T1"><text:span text:style-name="T1">Elemento</text:span><text:span text:style-name="T1"/></text:p>
          </table:table-cell>
          <table:table-cell table:style-name="Table5.A1" office:value-type="string">
            <text:p text:style-name="P1" loext:marker-style-name="T1"><text:span text:style-name="T1">Descripción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1" loext:marker-style-name="T2"><text:span text:style-name="T2">Tema</text:span><text:span text:style-name="T2"/></text:p>
          </table:table-cell>
          <table:table-cell table:style-name="Table5.B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1" loext:marker-style-name="T3"><text:span text:style-name="T3">Mitigación de la Dependencia en Servicios Externos y Desafío Contemporáneo en Privacidad y Soberanía Tecnológica. (Caso de estudio: </text:span><text:span text:style-name="T1">pequeñas y medianas empresas (PyMEs))</text:span></text:p>
                </table:table-cell>
              </table:table-row>
            </table:table>
            <text:p text:style-name="P13" loext:marker-style-name="T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4" loext:marker-style-name="T3"/>
                </table:table-cell>
              </table:table-row>
            </table:table>
            <text:p text:style-name="P12" loext:marker-style-name="T2"/>
          </table:table-cell>
        </table:table-row>
        <table:table-row table:style-name="Table5.1">
          <table:table-cell table:style-name="Table5.A3" office:value-type="string">
            <text:p text:style-name="P1" loext:marker-style-name="T2"><text:span text:style-name="T2">Descripción</text:span><text:span text:style-name="T2"/></text:p>
          </table:table-cell>
          <table:table-cell table:style-name="Table5.B3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1" loext:marker-style-name="T3"><text:span text:style-name="T3">Este estudio analiza los riesgos asociados al uso de servicios tecnológicos externos y propone estrategias para implementar infraestructuras autogestionadas. Se evaluará el impacto en privacidad, seguridad y costos, con un caso de estudio en una PyME.</text:span><text:span text:style-name="T3"/></text:p>
                </table:table-cell>
              </table:table-row>
            </table:table>
            <text:p text:style-name="P13" loext:marker-style-name="T4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4" loext:marker-style-name="T3"/>
                </table:table-cell>
              </table:table-row>
            </table:table>
            <text:p text:style-name="P12" loext:marker-style-name="T2"/>
          </table:table-cell>
        </table:table-row>
        <table:table-row table:style-name="Table5.1">
          <table:table-cell table:style-name="Table5.A4" office:value-type="string">
            <text:p text:style-name="P1" loext:marker-style-name="T2"><text:span text:style-name="T2">Delimitación</text:span></text:p>
          </table:table-cell>
          <table:table-cell table:style-name="Table5.B4" office:value-type="string">
            <text:p text:style-name="P1" loext:marker-style-name="T2"><text:span text:style-name="T2">El estudio se enfoca en </text:span><text:span text:style-name="T1">pequeñas y medianas empresas (PyMEs) </text:span><text:span text:style-name="T2">que dependen de plataformas externas para almacenamiento y gestión de datos. Se explorarán alternativas viables y escalables, considerando aspectos técnicos, económicos y organizacionales.</text:span></text:p>
          </table:table-cell>
        </table:table-row>
      </table:table>
      <text:p text:style-name="P12" loext:marker-style-name="T2"/>
      <text:p text:style-name="P12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D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D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loext:linked-style-name="Título_20_2_20_C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DO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DO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DO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DO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DO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scar Osvaldo</meta:initial-creator>
    <meta:editing-cycles>2</meta:editing-cycles>
    <meta:creation-date>2025-02-22T13:23:00</meta:creation-date>
    <dc:date>2025-02-23T13:53:24.692000000</dc:date>
    <meta:editing-duration>PT2H4M32S</meta:editing-duration>
    <meta:generator>LibreOffice/24.2.5.2$Windows_X86_64 LibreOffice_project/bffef4ea93e59bebbeaf7f431bb02b1a39ee8a59</meta:generator>
    <meta:document-statistic meta:table-count="5" meta:image-count="0" meta:object-count="0" meta:page-count="2" meta:paragraph-count="20" meta:word-count="446" meta:character-count="3280" meta:non-whitespace-character-count="2858"/>
    <meta:user-defined meta:name="AppVersion">16.0000</meta:user-defined>
    <meta:template xlink:type="simple" xlink:actuate="onRequest" xlink:title="Normal" xlink:href=""/>
  </office:meta>
</office:document-meta>
</file>